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63cm"/>
    </style:style>
    <style:style style:name="co2" style:family="table-column">
      <style:table-column-properties fo:break-before="auto" style:column-width="3.071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Адрес</text:p>
          </table:table-cell>
          <table:table-cell office:value-type="string">
            <text:p>Число запросов</text:p>
          </table:table-cell>
          <table:table-cell office:value-type="string">
            <text:p>Число дублей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/products/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/auth/profile/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/orders/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/admin-staff/products/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/admin-staff/users/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</table:table>
      <table:table table:name="Лист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0">20.04.2021</text:date>, <text:time>02:09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01:25:25.94</meta:creation-date>
    <dc:date>2021-04-20T02:09:34.96</dc:date>
    <meta:editing-duration>PT44M9S</meta:editing-duration>
    <meta:editing-cycles>1</meta:editing-cycles>
    <meta:document-statistic meta:table-count="3" meta:cell-count="21" meta:object-count="0"/>
    <meta:generator>OpenOffice/4.1.6$Win32 OpenOffice.org_project/416m1$Build-9790</meta:generator>
  </office:meta>
</office:document-meta>
</file>